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2mm"/>
    </style:style>
    <style:style style:name="co2" style:family="table-column">
      <style:table-column-properties fo:break-before="auto" style:column-width="53.83mm"/>
    </style:style>
    <style:style style:name="co3" style:family="table-column">
      <style:table-column-properties fo:break-before="auto" style:column-width="41.33mm"/>
    </style:style>
    <style:style style:name="co4" style:family="table-column">
      <style:table-column-properties fo:break-before="auto" style:column-width="45.35mm"/>
    </style:style>
    <style:style style:name="co5" style:family="table-column">
      <style:table-column-properties fo:break-before="auto" style:column-width="37.9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Circuit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number simulations</text:p>
          </table:table-cell>
          <table:table-cell office:value-type="string" calcext:value-type="string">
            <text:p>Test circuit 1</text:p>
          </table:table-cell>
          <table:table-cell office:value-type="string" calcext:value-type="string">
            <text:p>Test circuit 2</text:p>
          </table:table-cell>
          <table:table-cell office:value-type="string" calcext:value-type="string">
            <text:p>Test circuit 3</text:p>
          </table:table-cell>
          <table:table-cell/>
          <table:table-cell office:value-type="string" calcext:value-type="string">
            <text:p>Media T1</text:p>
          </table:table-cell>
          <table:table-cell office:value-type="string" calcext:value-type="string">
            <text:p>Media T2</text:p>
          </table:table-cell>
          <table:table-cell office:value-type="string" calcext:value-type="string">
            <text:p>Media T3</text:p>
          </table:table-cell>
          <table:table-cell/>
          <table:table-cell office:value-type="float" office:value="174000" calcext:value-type="float">
            <text:p>174000</text:p>
          </table:table-cell>
          <table:table-cell office:value-type="float" office:value="434000" calcext:value-type="float">
            <text:p>434000</text:p>
          </table:table-cell>
          <table:table-cell office:value-type="float" office:value="684000" calcext:value-type="float">
            <text:p>68400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82.3089513553" calcext:value-type="float">
            <text:p>6082,3089513553</text:p>
          </table:table-cell>
          <table:table-cell office:value-type="float" office:value="13981.5965228824" calcext:value-type="float">
            <text:p>13981,5965228824</text:p>
          </table:table-cell>
          <table:table-cell office:value-type="float" office:value="32434.6515282781" calcext:value-type="float">
            <text:p>32434,6515282781</text:p>
          </table:table-cell>
          <table:table-cell/>
          <table:table-cell table:formula="of:=AVERAGE([.C3:.C32])" office:value-type="float" office:value="15766.6625638714" calcext:value-type="float">
            <text:p>15766,6625638714</text:p>
          </table:table-cell>
          <table:table-cell table:formula="of:=AVERAGE([.D3:.D32])" office:value-type="float" office:value="49502.0708997451" calcext:value-type="float">
            <text:p>49502,0708997451</text:p>
          </table:table-cell>
          <table:table-cell table:formula="of:=AVERAGE([.E3:.E32])" office:value-type="float" office:value="11231.3102887588" calcext:value-type="float">
            <text:p>11231,3102887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5.852250616088" calcext:value-type="float">
            <text:p>505,852250616088</text:p>
          </table:table-cell>
          <table:table-cell office:value-type="float" office:value="8255.98413681087" calcext:value-type="float">
            <text:p>8255,98413681087</text:p>
          </table:table-cell>
          <table:table-cell office:value-type="float" office:value="9086.42609446524" calcext:value-type="float">
            <text:p>9086,42609446524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64.07484535746" calcext:value-type="float">
            <text:p>3564,07484535746</text:p>
          </table:table-cell>
          <table:table-cell office:value-type="float" office:value="8210.55077922784" calcext:value-type="float">
            <text:p>8210,55077922784</text:p>
          </table:table-cell>
          <table:table-cell office:value-type="float" office:value="5244.36453366015" calcext:value-type="float">
            <text:p>5244,36453366015</text:p>
          </table:table-cell>
          <table:table-cell/>
          <table:table-cell table:style-name="Default" office:value-type="string" calcext:value-type="string">
            <text:p>Varianza T1</text:p>
          </table:table-cell>
          <table:table-cell table:style-name="Default" office:value-type="string" calcext:value-type="string">
            <text:p>Varianza T2</text:p>
          </table:table-cell>
          <table:table-cell table:style-name="Default" office:value-type="string" calcext:value-type="string">
            <text:p>Varianza T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45.39656978312" calcext:value-type="float">
            <text:p>3445,39656978312</text:p>
          </table:table-cell>
          <table:table-cell office:value-type="float" office:value="10228.7136979909" calcext:value-type="float">
            <text:p>10228,7136979909</text:p>
          </table:table-cell>
          <table:table-cell office:value-type="float" office:value="5141.53735108087" calcext:value-type="float">
            <text:p>5141,53735108087</text:p>
          </table:table-cell>
          <table:table-cell/>
          <table:table-cell table:formula="of:=STDEV([.C3:.C32])" office:value-type="float" office:value="44129.5515637935" calcext:value-type="float">
            <text:p>44129,5515637935</text:p>
          </table:table-cell>
          <table:table-cell table:formula="of:=STDEV([.D3:.D32])" office:value-type="float" office:value="110502.265688593" calcext:value-type="float">
            <text:p>110502,265688593</text:p>
          </table:table-cell>
          <table:table-cell table:formula="of:=STDEV([.E3:.E32])" office:value-type="float" office:value="12064.20745428" calcext:value-type="float">
            <text:p>12064,20745428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7.200541725735" calcext:value-type="float">
            <text:p>167,200541725735</text:p>
          </table:table-cell>
          <table:table-cell office:value-type="float" office:value="3348.02221105014" calcext:value-type="float">
            <text:p>3348,02221105014</text:p>
          </table:table-cell>
          <table:table-cell office:value-type="float" office:value="938.019194282948" calcext:value-type="float">
            <text:p>938,01919428294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400.81419667912" calcext:value-type="float">
            <text:p>6400,81419667912</text:p>
          </table:table-cell>
          <table:table-cell office:value-type="float" office:value="55791.0178933708" calcext:value-type="float">
            <text:p>55791,0178933708</text:p>
          </table:table-cell>
          <table:table-cell office:value-type="float" office:value="5887.93652026228" calcext:value-type="float">
            <text:p>5887,93652026228</text:p>
          </table:table-cell>
          <table:table-cell/>
          <table:table-cell table:number-columns-repeated="3" office:value-type="string" calcext:value-type="string">
            <text:p>Porcentaje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8.873917757758" calcext:value-type="float">
            <text:p>108,873917757758</text:p>
          </table:table-cell>
          <table:table-cell office:value-type="float" office:value="6719.80398044851" calcext:value-type="float">
            <text:p>6719,80398044851</text:p>
          </table:table-cell>
          <table:table-cell office:value-type="float" office:value="617.376641023611" calcext:value-type="float">
            <text:p>617,376641023611</text:p>
          </table:table-cell>
          <table:table-cell/>
          <table:table-cell table:formula="of:=[.G3]/[.K2]" office:value-type="float" office:value="0.0906130032406402" calcext:value-type="float">
            <text:p>0,09061300324064</text:p>
          </table:table-cell>
          <table:table-cell table:formula="of:=[.H3]/[.L2]" office:value-type="float" office:value="0.114060071197569" calcext:value-type="float">
            <text:p>0,114060071197569</text:p>
          </table:table-cell>
          <table:table-cell table:formula="of:=[.I3]/[.M2]" office:value-type="float" office:value="0.0164200442818111" calcext:value-type="float">
            <text:p>0,01642004428181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3803.371512338" calcext:value-type="float">
            <text:p>173803,371512338</text:p>
          </table:table-cell>
          <table:table-cell office:value-type="float" office:value="52961.1447353352" calcext:value-type="float">
            <text:p>52961,1447353352</text:p>
          </table:table-cell>
          <table:table-cell office:value-type="float" office:value="42820.0968914072" calcext:value-type="float">
            <text:p>42820,096891407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9.733371507364" calcext:value-type="float">
            <text:p>149,733371507364</text:p>
          </table:table-cell>
          <table:table-cell office:value-type="float" office:value="10599.9378361101" calcext:value-type="float">
            <text:p>10599,9378361101</text:p>
          </table:table-cell>
          <table:table-cell office:value-type="float" office:value="894.544047045991" calcext:value-type="float">
            <text:p>894,54404704599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490.8395116764" calcext:value-type="float">
            <text:p>53490,8395116764</text:p>
          </table:table-cell>
          <table:table-cell office:value-type="float" office:value="20359.7387541579" calcext:value-type="float">
            <text:p>20359,7387541579</text:p>
          </table:table-cell>
          <table:table-cell office:value-type="float" office:value="30544.2694166457" calcext:value-type="float">
            <text:p>30544,269416645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3.389580046139" calcext:value-type="float">
            <text:p>403,389580046139</text:p>
          </table:table-cell>
          <table:table-cell office:value-type="float" office:value="8192.01685747962" calcext:value-type="float">
            <text:p>8192,01685747962</text:p>
          </table:table-cell>
          <table:table-cell office:value-type="float" office:value="5856.75837396829" calcext:value-type="float">
            <text:p>5856,7583739682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36.53930562726" calcext:value-type="float">
            <text:p>1636,53930562726</text:p>
          </table:table-cell>
          <table:table-cell office:value-type="float" office:value="7965.93718602958" calcext:value-type="float">
            <text:p>7965,93718602958</text:p>
          </table:table-cell>
          <table:table-cell office:value-type="float" office:value="30144.5771089706" calcext:value-type="float">
            <text:p>30144,577108970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.1183325196676" calcext:value-type="float">
            <text:p>26,1183325196676</text:p>
          </table:table-cell>
          <table:table-cell office:value-type="float" office:value="10788.7429568195" calcext:value-type="float">
            <text:p>10788,7429568195</text:p>
          </table:table-cell>
          <table:table-cell office:value-type="float" office:value="5767.35731842272" calcext:value-type="float">
            <text:p>5767,3573184227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61.04602475599" calcext:value-type="float">
            <text:p>2561,04602475599</text:p>
          </table:table-cell>
          <table:table-cell office:value-type="float" office:value="435305.94148905" calcext:value-type="float">
            <text:p>435305,94148905</text:p>
          </table:table-cell>
          <table:table-cell office:value-type="float" office:value="8131.25983861606" calcext:value-type="float">
            <text:p>8131,2598386160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3.47473528066" calcext:value-type="float">
            <text:p>2003,47473528066</text:p>
          </table:table-cell>
          <table:table-cell office:value-type="float" office:value="7212.02365489255" calcext:value-type="float">
            <text:p>7212,02365489255</text:p>
          </table:table-cell>
          <table:table-cell office:value-type="float" office:value="1391.68328689913" calcext:value-type="float">
            <text:p>1391,6832868991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40.887054219061" calcext:value-type="float">
            <text:p>240,887054219061</text:p>
          </table:table-cell>
          <table:table-cell office:value-type="float" office:value="4619.53446107831" calcext:value-type="float">
            <text:p>4619,53446107831</text:p>
          </table:table-cell>
          <table:table-cell office:value-type="float" office:value="28051.4181852283" calcext:value-type="float">
            <text:p>28051,418185228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96.51157780559" calcext:value-type="float">
            <text:p>4496,51157780559</text:p>
          </table:table-cell>
          <table:table-cell office:value-type="float" office:value="435086.29701899" calcext:value-type="float">
            <text:p>435086,29701899</text:p>
          </table:table-cell>
          <table:table-cell office:value-type="float" office:value="9131.19825771959" calcext:value-type="float">
            <text:p>9131,1982577195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.2737452492523" calcext:value-type="float">
            <text:p>63,2737452492523</text:p>
          </table:table-cell>
          <table:table-cell office:value-type="float" office:value="7921.43350368465" calcext:value-type="float">
            <text:p>7921,43350368465</text:p>
          </table:table-cell>
          <table:table-cell office:value-type="float" office:value="4958.60759970401" calcext:value-type="float">
            <text:p>4958,6075997040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930.5833621294" calcext:value-type="float">
            <text:p>7930,5833621294</text:p>
          </table:table-cell>
          <table:table-cell office:value-type="float" office:value="7282.00823079019" calcext:value-type="float">
            <text:p>7282,00823079019</text:p>
          </table:table-cell>
          <table:table-cell office:value-type="float" office:value="2558.01906262801" calcext:value-type="float">
            <text:p>2558,0190626280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28.7923999895" calcext:value-type="float">
            <text:p>10028,7923999895</text:p>
          </table:table-cell>
          <table:table-cell office:value-type="float" office:value="11918.7682891721" calcext:value-type="float">
            <text:p>11918,7682891721</text:p>
          </table:table-cell>
          <table:table-cell office:value-type="float" office:value="28859.4956231297" calcext:value-type="float">
            <text:p>28859,495623129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96.41049270401" calcext:value-type="float">
            <text:p>296,41049270401</text:p>
          </table:table-cell>
          <table:table-cell office:value-type="float" office:value="4131.85956907315" calcext:value-type="float">
            <text:p>4131,85956907315</text:p>
          </table:table-cell>
          <table:table-cell office:value-type="float" office:value="1944.37580712481" calcext:value-type="float">
            <text:p>1944,3758071248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97.42919485257" calcext:value-type="float">
            <text:p>1197,42919485257</text:p>
          </table:table-cell>
          <table:table-cell office:value-type="float" office:value="177268.773657531" calcext:value-type="float">
            <text:p>177268,773657531</text:p>
          </table:table-cell>
          <table:table-cell office:value-type="float" office:value="4948.31309223752" calcext:value-type="float">
            <text:p>4948,3130922375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480.95780807421" calcext:value-type="float">
            <text:p>4480,95780807421</text:p>
          </table:table-cell>
          <table:table-cell office:value-type="float" office:value="13692.2043240346" calcext:value-type="float">
            <text:p>13692,2043240346</text:p>
          </table:table-cell>
          <table:table-cell office:value-type="float" office:value="9332.62778079444" calcext:value-type="float">
            <text:p>9332,6277807944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32.381088451201" calcext:value-type="float">
            <text:p>332,381088451201</text:p>
          </table:table-cell>
          <table:table-cell office:value-type="float" office:value="2876.39504127866" calcext:value-type="float">
            <text:p>2876,39504127866</text:p>
          </table:table-cell>
          <table:table-cell office:value-type="float" office:value="993.524473898666" calcext:value-type="float">
            <text:p>993,52447389866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9.985852708925" calcext:value-type="float">
            <text:p>19,985852708925</text:p>
          </table:table-cell>
          <table:table-cell office:value-type="float" office:value="67645.554827097" calcext:value-type="float">
            <text:p>67645,554827097</text:p>
          </table:table-cell>
          <table:table-cell office:value-type="float" office:value="8654.87377577132" calcext:value-type="float">
            <text:p>8654,8737757713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88.63635305848" calcext:value-type="float">
            <text:p>2088,63635305848</text:p>
          </table:table-cell>
          <table:table-cell office:value-type="float" office:value="12401.3326373787" calcext:value-type="float">
            <text:p>12401,3326373787</text:p>
          </table:table-cell>
          <table:table-cell office:value-type="float" office:value="6569.99676428982" calcext:value-type="float">
            <text:p>6569,9967642898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50.51705472686" calcext:value-type="float">
            <text:p>450,51705472686</text:p>
          </table:table-cell>
          <table:table-cell office:value-type="float" office:value="4978.0793318386" calcext:value-type="float">
            <text:p>4978,0793318386</text:p>
          </table:table-cell>
          <table:table-cell office:value-type="float" office:value="7497.30056880617" calcext:value-type="float">
            <text:p>7497,3005688061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4427.613796744" calcext:value-type="float">
            <text:p>174427,613796744</text:p>
          </table:table-cell>
          <table:table-cell office:value-type="float" office:value="2843.45986925563" calcext:value-type="float">
            <text:p>2843,45986925563</text:p>
          </table:table-cell>
          <table:table-cell office:value-type="float" office:value="29525.0587502045" calcext:value-type="float">
            <text:p>29525,058750204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223.04055830109" calcext:value-type="float">
            <text:p>2223,04055830109</text:p>
          </table:table-cell>
          <table:table-cell office:value-type="float" office:value="70101.4870741287" calcext:value-type="float">
            <text:p>70101,4870741287</text:p>
          </table:table-cell>
          <table:table-cell office:value-type="float" office:value="8492.18753543525" calcext:value-type="float">
            <text:p>8492,1875354352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373.8229301015" calcext:value-type="float">
            <text:p>10373,8229301015</text:p>
          </table:table-cell>
          <table:table-cell office:value-type="float" office:value="2373.76646536524" calcext:value-type="float">
            <text:p>2373,76646536524</text:p>
          </table:table-cell>
          <table:table-cell office:value-type="float" office:value="521.453240762411" calcext:value-type="float">
            <text:p>521,4532407624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rcuit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number simulations</text:p>
          </table:table-cell>
          <table:table-cell office:value-type="string" calcext:value-type="string">
            <text:p>Test circuit 1</text:p>
          </table:table-cell>
          <table:table-cell office:value-type="string" calcext:value-type="string">
            <text:p>Test circuit 2</text:p>
          </table:table-cell>
          <table:table-cell office:value-type="string" calcext:value-type="string">
            <text:p>Test circuit 3</text:p>
          </table:table-cell>
          <table:table-cell/>
          <table:table-cell office:value-type="string" calcext:value-type="string">
            <text:p>Media T1</text:p>
          </table:table-cell>
          <table:table-cell office:value-type="string" calcext:value-type="string">
            <text:p>Media T2</text:p>
          </table:table-cell>
          <table:table-cell office:value-type="string" calcext:value-type="string">
            <text:p>Media T3</text:p>
          </table:table-cell>
          <table:table-cell table:style-name="Default"/>
          <table:table-cell office:value-type="float" office:value="174000" calcext:value-type="float">
            <text:p>174000</text:p>
          </table:table-cell>
          <table:table-cell office:value-type="float" office:value="434000" calcext:value-type="float">
            <text:p>434000</text:p>
          </table:table-cell>
          <table:table-cell office:value-type="float" office:value="684000" calcext:value-type="float">
            <text:p>68400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797.879423759" calcext:value-type="float">
            <text:p>173797,879423759</text:p>
          </table:table-cell>
          <table:table-cell office:value-type="float" office:value="8391.9245558433" calcext:value-type="float">
            <text:p>8391,9245558433</text:p>
          </table:table-cell>
          <table:table-cell office:value-type="float" office:value="5061.81607224961" calcext:value-type="float">
            <text:p>5061,81607224961</text:p>
          </table:table-cell>
          <table:table-cell/>
          <table:table-cell table:formula="of:=AVERAGE([.C36:.C65])" office:value-type="float" office:value="126511.327875446" calcext:value-type="float">
            <text:p>126511,327875446</text:p>
          </table:table-cell>
          <table:table-cell table:formula="of:=AVERAGE([.D36:.D65])" office:value-type="float" office:value="145008.460934117" calcext:value-type="float">
            <text:p>145008,460934117</text:p>
          </table:table-cell>
          <table:table-cell table:formula="of:=AVERAGE([.E36:.E65])" office:value-type="float" office:value="21875.5743060447" calcext:value-type="float">
            <text:p>21875,5743060447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201.292829287" calcext:value-type="float">
            <text:p>44201,292829287</text:p>
          </table:table-cell>
          <table:table-cell office:value-type="float" office:value="232637.663524297" calcext:value-type="float">
            <text:p>232637,663524297</text:p>
          </table:table-cell>
          <table:table-cell office:value-type="float" office:value="44207.1266683435" calcext:value-type="float">
            <text:p>44207,1266683435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3854.620623986" calcext:value-type="float">
            <text:p>173854,620623986</text:p>
          </table:table-cell>
          <table:table-cell office:value-type="float" office:value="1989.28350517555" calcext:value-type="float">
            <text:p>1989,28350517555</text:p>
          </table:table-cell>
          <table:table-cell office:value-type="float" office:value="42956.8822751931" calcext:value-type="float">
            <text:p>42956,8822751931</text:p>
          </table:table-cell>
          <table:table-cell/>
          <table:table-cell table:style-name="Default" office:value-type="string" calcext:value-type="string">
            <text:p>Varianza T1</text:p>
          </table:table-cell>
          <table:table-cell table:style-name="Default" office:value-type="string" calcext:value-type="string">
            <text:p>Varianza T2</text:p>
          </table:table-cell>
          <table:table-cell table:style-name="Default" office:value-type="string" calcext:value-type="string">
            <text:p>Varianza T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4044.73752345" calcext:value-type="float">
            <text:p>174044,73752345</text:p>
          </table:table-cell>
          <table:table-cell office:value-type="float" office:value="4855.17720697998" calcext:value-type="float">
            <text:p>4855,17720697998</text:p>
          </table:table-cell>
          <table:table-cell office:value-type="float" office:value="1105.49114394293" calcext:value-type="float">
            <text:p>1105,49114394293</text:p>
          </table:table-cell>
          <table:table-cell/>
          <table:table-cell table:formula="of:=STDEV([.C36:.C65])" office:value-type="float" office:value="74372.1532757251" calcext:value-type="float">
            <text:p>74372,1532757251</text:p>
          </table:table-cell>
          <table:table-cell table:formula="of:=STDEV([.D36:.D65])" office:value-type="float" office:value="197958.509377725" calcext:value-type="float">
            <text:p>197958,509377725</text:p>
          </table:table-cell>
          <table:table-cell table:formula="of:=STDEV([.E36:.E65])" office:value-type="float" office:value="40804.153829367" calcext:value-type="float">
            <text:p>40804,153829367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754.3616500965" calcext:value-type="float">
            <text:p>13754,3616500965</text:p>
          </table:table-cell>
          <table:table-cell office:value-type="float" office:value="1500.72618106852" calcext:value-type="float">
            <text:p>1500,72618106852</text:p>
          </table:table-cell>
          <table:table-cell office:value-type="float" office:value="574.660034711585" calcext:value-type="float">
            <text:p>574,660034711585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2.0192585189" calcext:value-type="float">
            <text:p>10042,0192585189</text:p>
          </table:table-cell>
          <table:table-cell office:value-type="float" office:value="760.592124332122" calcext:value-type="float">
            <text:p>760,592124332122</text:p>
          </table:table-cell>
          <table:table-cell office:value-type="float" office:value="371.685885410667" calcext:value-type="float">
            <text:p>371,685885410667</text:p>
          </table:table-cell>
          <table:table-cell/>
          <table:table-cell table:number-columns-repeated="3" office:value-type="string" calcext:value-type="string">
            <text:p>Porcentaj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3961.117384464" calcext:value-type="float">
            <text:p>173961,117384464</text:p>
          </table:table-cell>
          <table:table-cell office:value-type="float" office:value="435316.289406131" calcext:value-type="float">
            <text:p>435316,289406131</text:p>
          </table:table-cell>
          <table:table-cell office:value-type="float" office:value="110405.418719876" calcext:value-type="float">
            <text:p>110405,418719876</text:p>
          </table:table-cell>
          <table:table-cell/>
          <table:table-cell table:formula="of:=[.G36]/[.K35]" office:value-type="float" office:value="0.727076596985321" calcext:value-type="float">
            <text:p>0,727076596985321</text:p>
          </table:table-cell>
          <table:table-cell table:formula="of:=[.H36]/[.L35]" office:value-type="float" office:value="0.334120877728381" calcext:value-type="float">
            <text:p>0,334120877728381</text:p>
          </table:table-cell>
          <table:table-cell table:formula="of:=[.I36]/[.M35]" office:value-type="float" office:value="0.0319818337807671" calcext:value-type="float">
            <text:p>0,031981833780767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3721.325368912" calcext:value-type="float">
            <text:p>173721,325368912</text:p>
          </table:table-cell>
          <table:table-cell office:value-type="float" office:value="5120.54042997404" calcext:value-type="float">
            <text:p>5120,54042997404</text:p>
          </table:table-cell>
          <table:table-cell office:value-type="float" office:value="585.149843506824" calcext:value-type="float">
            <text:p>585,149843506824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3751.125442195" calcext:value-type="float">
            <text:p>173751,125442195</text:p>
          </table:table-cell>
          <table:table-cell office:value-type="float" office:value="434885.460944222" calcext:value-type="float">
            <text:p>434885,460944222</text:p>
          </table:table-cell>
          <table:table-cell office:value-type="float" office:value="8159.32181932916" calcext:value-type="float">
            <text:p>8159,3218193291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3844.965839581" calcext:value-type="float">
            <text:p>173844,965839581</text:p>
          </table:table-cell>
          <table:table-cell office:value-type="float" office:value="6020.04440635707" calcext:value-type="float">
            <text:p>6020,04440635707</text:p>
          </table:table-cell>
          <table:table-cell office:value-type="float" office:value="42897.7319961061" calcext:value-type="float">
            <text:p>42897,731996106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297.97838347872" calcext:value-type="float">
            <text:p>7297,97838347872</text:p>
          </table:table-cell>
          <table:table-cell office:value-type="float" office:value="434857.363556477" calcext:value-type="float">
            <text:p>434857,363556477</text:p>
          </table:table-cell>
          <table:table-cell office:value-type="float" office:value="4907.6583532073" calcext:value-type="float">
            <text:p>4907,658353207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3555.363875654" calcext:value-type="float">
            <text:p>173555,363875654</text:p>
          </table:table-cell>
          <table:table-cell office:value-type="float" office:value="3592.11810474296" calcext:value-type="float">
            <text:p>3592,11810474296</text:p>
          </table:table-cell>
          <table:table-cell office:value-type="float" office:value="19009.293687076" calcext:value-type="float">
            <text:p>19009,29368707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7.902452350064" calcext:value-type="float">
            <text:p>227,902452350064</text:p>
          </table:table-cell>
          <table:table-cell office:value-type="float" office:value="640.540573879645" calcext:value-type="float">
            <text:p>640,540573879645</text:p>
          </table:table-cell>
          <table:table-cell office:value-type="float" office:value="1198.18019657964" calcext:value-type="float">
            <text:p>1198,180196579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3674.822415719" calcext:value-type="float">
            <text:p>173674,822415719</text:p>
          </table:table-cell>
          <table:table-cell office:value-type="float" office:value="434823.838664935" calcext:value-type="float">
            <text:p>434823,838664935</text:p>
          </table:table-cell>
          <table:table-cell office:value-type="float" office:value="43033.7583060779" calcext:value-type="float">
            <text:p>43033,758306077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3549.409738205" calcext:value-type="float">
            <text:p>173549,409738205</text:p>
          </table:table-cell>
          <table:table-cell office:value-type="float" office:value="86175.9786028244" calcext:value-type="float">
            <text:p>86175,9786028244</text:p>
          </table:table-cell>
          <table:table-cell office:value-type="float" office:value="8787.14587801028" calcext:value-type="float">
            <text:p>8787,1458780102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3561.416984314" calcext:value-type="float">
            <text:p>173561,416984314</text:p>
          </table:table-cell>
          <table:table-cell office:value-type="float" office:value="435089.939472081" calcext:value-type="float">
            <text:p>435089,939472081</text:p>
          </table:table-cell>
          <table:table-cell office:value-type="float" office:value="10173.0779317371" calcext:value-type="float">
            <text:p>10173,077931737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3621.307509032" calcext:value-type="float">
            <text:p>173621,307509032</text:p>
          </table:table-cell>
          <table:table-cell office:value-type="float" office:value="954.940364077635" calcext:value-type="float">
            <text:p>954,940364077635</text:p>
          </table:table-cell>
          <table:table-cell office:value-type="float" office:value="5331.48494479791" calcext:value-type="float">
            <text:p>5331,4849447979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4063.833390669" calcext:value-type="float">
            <text:p>174063,833390669</text:p>
          </table:table-cell>
          <table:table-cell office:value-type="float" office:value="435149.90321522" calcext:value-type="float">
            <text:p>435149,90321522</text:p>
          </table:table-cell>
          <table:table-cell office:value-type="float" office:value="5119.96983086232" calcext:value-type="float">
            <text:p>5119,969830862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3621.398055168" calcext:value-type="float">
            <text:p>173621,398055168</text:p>
          </table:table-cell>
          <table:table-cell office:value-type="float" office:value="3777.46750910888" calcext:value-type="float">
            <text:p>3777,46750910888</text:p>
          </table:table-cell>
          <table:table-cell office:value-type="float" office:value="616.569963070383" calcext:value-type="float">
            <text:p>616,56996307038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7.942014787854" calcext:value-type="float">
            <text:p>257,942014787854</text:p>
          </table:table-cell>
          <table:table-cell office:value-type="float" office:value="337.958937609569" calcext:value-type="float">
            <text:p>337,958937609569</text:p>
          </table:table-cell>
          <table:table-cell office:value-type="float" office:value="8678.162338202" calcext:value-type="float">
            <text:p>8678,16233820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3733.382454269" calcext:value-type="float">
            <text:p>173733,382454269</text:p>
          </table:table-cell>
          <table:table-cell office:value-type="float" office:value="435213.51113848" calcext:value-type="float">
            <text:p>435213,51113848</text:p>
          </table:table-cell>
          <table:table-cell office:value-type="float" office:value="7021.43046235627" calcext:value-type="float">
            <text:p>7021,4304623562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4225.3120802003" calcext:value-type="float">
            <text:p>64225,3120802003</text:p>
          </table:table-cell>
          <table:table-cell office:value-type="float" office:value="1103.8682457675" calcext:value-type="float">
            <text:p>1103,8682457675</text:p>
          </table:table-cell>
          <table:table-cell office:value-type="float" office:value="1459.35535628153" calcext:value-type="float">
            <text:p>1459,35535628153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3666.256677567" calcext:value-type="float">
            <text:p>173666,256677567</text:p>
          </table:table-cell>
          <table:table-cell office:value-type="float" office:value="1166.18398757136" calcext:value-type="float">
            <text:p>1166,18398757136</text:p>
          </table:table-cell>
          <table:table-cell office:value-type="float" office:value="532.348280419962" calcext:value-type="float">
            <text:p>532,34828041996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3541.15311418" calcext:value-type="float">
            <text:p>173541,15311418</text:p>
          </table:table-cell>
          <table:table-cell office:value-type="float" office:value="41757.74002432" calcext:value-type="float">
            <text:p>41757,74002432</text:p>
          </table:table-cell>
          <table:table-cell office:value-type="float" office:value="31032.8402311781" calcext:value-type="float">
            <text:p>31032,84023117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3819.510217176" calcext:value-type="float">
            <text:p>173819,510217176</text:p>
          </table:table-cell>
          <table:table-cell office:value-type="float" office:value="3193.83691756653" calcext:value-type="float">
            <text:p>3193,83691756653</text:p>
          </table:table-cell>
          <table:table-cell office:value-type="float" office:value="593.409992391207" calcext:value-type="float">
            <text:p>593,40999239120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73669.826216031" calcext:value-type="float">
            <text:p>173669,826216031</text:p>
          </table:table-cell>
          <table:table-cell office:value-type="float" office:value="5048.29701225474" calcext:value-type="float">
            <text:p>5048,29701225474</text:p>
          </table:table-cell>
          <table:table-cell office:value-type="float" office:value="200314.760655757" calcext:value-type="float">
            <text:p>200314,76065575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7.1422479090059" calcext:value-type="float">
            <text:p>77,1422479090059</text:p>
          </table:table-cell>
          <table:table-cell office:value-type="float" office:value="434909.075747223" calcext:value-type="float">
            <text:p>434909,075747223</text:p>
          </table:table-cell>
          <table:table-cell office:value-type="float" office:value="13462.0416304965" calcext:value-type="float">
            <text:p>13462,041630496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137.42711392707" calcext:value-type="float">
            <text:p>6137,42711392707</text:p>
          </table:table-cell>
          <table:table-cell office:value-type="float" office:value="23450.5055701606" calcext:value-type="float">
            <text:p>23450,5055701606</text:p>
          </table:table-cell>
          <table:table-cell office:value-type="float" office:value="4952.73646845172" calcext:value-type="float">
            <text:p>4952,7364684517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74231.529951209" calcext:value-type="float">
            <text:p>174231,529951209</text:p>
          </table:table-cell>
          <table:table-cell office:value-type="float" office:value="2593.53370662503" calcext:value-type="float">
            <text:p>2593,53370662503</text:p>
          </table:table-cell>
          <table:table-cell office:value-type="float" office:value="5631.00277276366" calcext:value-type="float">
            <text:p>5631,0027727636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3833.47602728" calcext:value-type="float">
            <text:p>173833,47602728</text:p>
          </table:table-cell>
          <table:table-cell office:value-type="float" office:value="434939.524388213" calcext:value-type="float">
            <text:p>434939,524388213</text:p>
          </table:table-cell>
          <table:table-cell office:value-type="float" office:value="28086.7174429542" calcext:value-type="float">
            <text:p>28086,71744295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rcuit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number simulations</text:p>
          </table:table-cell>
          <table:table-cell office:value-type="string" calcext:value-type="string">
            <text:p>Test circuit 1</text:p>
          </table:table-cell>
          <table:table-cell office:value-type="string" calcext:value-type="string">
            <text:p>Test circuit 2</text:p>
          </table:table-cell>
          <table:table-cell office:value-type="string" calcext:value-type="string">
            <text:p>Test circuit 3</text:p>
          </table:table-cell>
          <table:table-cell/>
          <table:table-cell office:value-type="string" calcext:value-type="string">
            <text:p>Media T1</text:p>
          </table:table-cell>
          <table:table-cell office:value-type="string" calcext:value-type="string">
            <text:p>Media T2</text:p>
          </table:table-cell>
          <table:table-cell office:value-type="string" calcext:value-type="string">
            <text:p>Media T3</text:p>
          </table:table-cell>
          <table:table-cell table:style-name="Default"/>
          <table:table-cell office:value-type="float" office:value="174000" calcext:value-type="float">
            <text:p>174000</text:p>
          </table:table-cell>
          <table:table-cell office:value-type="float" office:value="434000" calcext:value-type="float">
            <text:p>434000</text:p>
          </table:table-cell>
          <table:table-cell office:value-type="float" office:value="684000" calcext:value-type="float">
            <text:p>68400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0.561884860259" calcext:value-type="float">
            <text:p>110,561884860259</text:p>
          </table:table-cell>
          <table:table-cell office:value-type="float" office:value="1197.14243697468" calcext:value-type="float">
            <text:p>1197,14243697468</text:p>
          </table:table-cell>
          <table:table-cell office:value-type="float" office:value="549.520658809423" calcext:value-type="float">
            <text:p>549,520658809423</text:p>
          </table:table-cell>
          <table:table-cell/>
          <table:table-cell table:formula="of:=AVERAGE([.C69:.C98])" office:value-type="float" office:value="114547.391400691" calcext:value-type="float">
            <text:p>114547,391400691</text:p>
          </table:table-cell>
          <table:table-cell table:formula="of:=AVERAGE([.D69:.D98])" office:value-type="float" office:value="52905.3095925557" calcext:value-type="float">
            <text:p>52905,3095925557</text:p>
          </table:table-cell>
          <table:table-cell table:formula="of:=AVERAGE([.E69:.E98])" office:value-type="float" office:value="5087.77838893687" calcext:value-type="float">
            <text:p>5087,77838893687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88.17404964632" calcext:value-type="float">
            <text:p>1388,17404964632</text:p>
          </table:table-cell>
          <table:table-cell office:value-type="float" office:value="4686.08082556321" calcext:value-type="float">
            <text:p>4686,08082556321</text:p>
          </table:table-cell>
          <table:table-cell office:value-type="float" office:value="2206.56667234107" calcext:value-type="float">
            <text:p>2206,56667234107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580.1299460801" calcext:value-type="float">
            <text:p>11580,1299460801</text:p>
          </table:table-cell>
          <table:table-cell office:value-type="float" office:value="3506.50095182991" calcext:value-type="float">
            <text:p>3506,50095182991</text:p>
          </table:table-cell>
          <table:table-cell office:value-type="float" office:value="827.490738635577" calcext:value-type="float">
            <text:p>827,490738635577</text:p>
          </table:table-cell>
          <table:table-cell/>
          <table:table-cell table:style-name="Default" office:value-type="string" calcext:value-type="string">
            <text:p>Varianza T1</text:p>
          </table:table-cell>
          <table:table-cell table:style-name="Default" office:value-type="string" calcext:value-type="string">
            <text:p>Varianza T2</text:p>
          </table:table-cell>
          <table:table-cell table:style-name="Default" office:value-type="string" calcext:value-type="string">
            <text:p>Varianza T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4080.979334151" calcext:value-type="float">
            <text:p>174080,979334151</text:p>
          </table:table-cell>
          <table:table-cell office:value-type="float" office:value="3162.76057941077" calcext:value-type="float">
            <text:p>3162,76057941077</text:p>
          </table:table-cell>
          <table:table-cell office:value-type="float" office:value="1172.57511766267" calcext:value-type="float">
            <text:p>1172,57511766267</text:p>
          </table:table-cell>
          <table:table-cell/>
          <table:table-cell table:formula="of:=STDEV([.C69:.C98])" office:value-type="float" office:value="79719.5973591815" calcext:value-type="float">
            <text:p>79719,5973591815</text:p>
          </table:table-cell>
          <table:table-cell table:formula="of:=STDEV([.D69:.D98])" office:value-type="float" office:value="132365.003527831" calcext:value-type="float">
            <text:p>132365,003527831</text:p>
          </table:table-cell>
          <table:table-cell table:formula="of:=STDEV([.E69:.E98])" office:value-type="float" office:value="8436.93565471185" calcext:value-type="float">
            <text:p>8436,9356547118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575.98983227369" calcext:value-type="float">
            <text:p>9575,98983227369</text:p>
          </table:table-cell>
          <table:table-cell office:value-type="float" office:value="3861.57687964079" calcext:value-type="float">
            <text:p>3861,57687964079</text:p>
          </table:table-cell>
          <table:table-cell office:value-type="float" office:value="1681.13437298214" calcext:value-type="float">
            <text:p>1681,13437298214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3565.867234898" calcext:value-type="float">
            <text:p>173565,867234898</text:p>
          </table:table-cell>
          <table:table-cell office:value-type="float" office:value="21357.3613930273" calcext:value-type="float">
            <text:p>21357,3613930273</text:p>
          </table:table-cell>
          <table:table-cell office:value-type="float" office:value="26916.3734714849" calcext:value-type="float">
            <text:p>26916,3734714849</text:p>
          </table:table-cell>
          <table:table-cell/>
          <table:table-cell table:number-columns-repeated="3" office:value-type="string" calcext:value-type="string">
            <text:p>Porcentaj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4167.566127148" calcext:value-type="float">
            <text:p>174167,566127148</text:p>
          </table:table-cell>
          <table:table-cell office:value-type="float" office:value="1999.66111052102" calcext:value-type="float">
            <text:p>1999,66111052102</text:p>
          </table:table-cell>
          <table:table-cell office:value-type="float" office:value="861.73805743302" calcext:value-type="float">
            <text:p>861,73805743302</text:p>
          </table:table-cell>
          <table:table-cell/>
          <table:table-cell table:formula="of:=[.G69]/[.K68]" office:value-type="float" office:value="0.658318341383279" calcext:value-type="float">
            <text:p>0,658318341383279</text:p>
          </table:table-cell>
          <table:table-cell table:formula="of:=[.H69]/[.L68]" office:value-type="float" office:value="0.121901635005889" calcext:value-type="float">
            <text:p>0,121901635005889</text:p>
          </table:table-cell>
          <table:table-cell table:formula="of:=[.I69]/[.M68]" office:value-type="float" office:value="0.00743827249844572" calcext:value-type="float">
            <text:p>0,00743827249844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3836.829863109" calcext:value-type="float">
            <text:p>173836,829863109</text:p>
          </table:table-cell>
          <table:table-cell office:value-type="float" office:value="149591.919048216" calcext:value-type="float">
            <text:p>149591,919048216</text:p>
          </table:table-cell>
          <table:table-cell office:value-type="float" office:value="1536.56854136398" calcext:value-type="float">
            <text:p>1536,56854136398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4278.398562922" calcext:value-type="float">
            <text:p>174278,398562922</text:p>
          </table:table-cell>
          <table:table-cell office:value-type="float" office:value="1151.34437283027" calcext:value-type="float">
            <text:p>1151,34437283027</text:p>
          </table:table-cell>
          <table:table-cell office:value-type="float" office:value="703.515677773851" calcext:value-type="float">
            <text:p>703,51567777385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252.6821084431" calcext:value-type="float">
            <text:p>13252,6821084431</text:p>
          </table:table-cell>
          <table:table-cell office:value-type="float" office:value="1428.28571311538" calcext:value-type="float">
            <text:p>1428,28571311538</text:p>
          </table:table-cell>
          <table:table-cell office:value-type="float" office:value="581.291010348923" calcext:value-type="float">
            <text:p>581,29101034892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3589.956167165" calcext:value-type="float">
            <text:p>173589,956167165</text:p>
          </table:table-cell>
          <table:table-cell office:value-type="float" office:value="4385.62646634928" calcext:value-type="float">
            <text:p>4385,62646634928</text:p>
          </table:table-cell>
          <table:table-cell office:value-type="float" office:value="1286.95807144725" calcext:value-type="float">
            <text:p>1286,958071447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4151.68892544" calcext:value-type="float">
            <text:p>174151,68892544</text:p>
          </table:table-cell>
          <table:table-cell office:value-type="float" office:value="2065.18620131468" calcext:value-type="float">
            <text:p>2065,18620131468</text:p>
          </table:table-cell>
          <table:table-cell office:value-type="float" office:value="2323.39728542324" calcext:value-type="float">
            <text:p>2323,397285423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549.136143458" calcext:value-type="float">
            <text:p>39549,136143458</text:p>
          </table:table-cell>
          <table:table-cell office:value-type="float" office:value="1469.40689749891" calcext:value-type="float">
            <text:p>1469,40689749891</text:p>
          </table:table-cell>
          <table:table-cell office:value-type="float" office:value="582.117364539663" calcext:value-type="float">
            <text:p>582,11736453966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3628.21112462" calcext:value-type="float">
            <text:p>173628,21112462</text:p>
          </table:table-cell>
          <table:table-cell office:value-type="float" office:value="2038.44568003201" calcext:value-type="float">
            <text:p>2038,44568003201</text:p>
          </table:table-cell>
          <table:table-cell office:value-type="float" office:value="2692.597387411" calcext:value-type="float">
            <text:p>2692,59738741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10.30105153326" calcext:value-type="float">
            <text:p>1710,30105153326</text:p>
          </table:table-cell>
          <table:table-cell office:value-type="float" office:value="2451.8470269703" calcext:value-type="float">
            <text:p>2451,8470269703</text:p>
          </table:table-cell>
          <table:table-cell office:value-type="float" office:value="446.418605264841" calcext:value-type="float">
            <text:p>446,41860526484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3786.583246228" calcext:value-type="float">
            <text:p>173786,583246228</text:p>
          </table:table-cell>
          <table:table-cell office:value-type="float" office:value="434848.353439881" calcext:value-type="float">
            <text:p>434848,353439881</text:p>
          </table:table-cell>
          <table:table-cell office:value-type="float" office:value="6504.49069013253" calcext:value-type="float">
            <text:p>6504,4906901325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3807.511052716" calcext:value-type="float">
            <text:p>173807,511052716</text:p>
          </table:table-cell>
          <table:table-cell office:value-type="float" office:value="434935.075639298" calcext:value-type="float">
            <text:p>434935,075639298</text:p>
          </table:table-cell>
          <table:table-cell office:value-type="float" office:value="6849.7335934345" calcext:value-type="float">
            <text:p>6849,733593434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3894.516615017" calcext:value-type="float">
            <text:p>173894,516615017</text:p>
          </table:table-cell>
          <table:table-cell office:value-type="float" office:value="1268.12527566191" calcext:value-type="float">
            <text:p>1268,12527566191</text:p>
          </table:table-cell>
          <table:table-cell office:value-type="float" office:value="1919.12218792319" calcext:value-type="float">
            <text:p>1919,1221879231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4015.035877155" calcext:value-type="float">
            <text:p>174015,035877155</text:p>
          </table:table-cell>
          <table:table-cell office:value-type="float" office:value="2669.86360557776" calcext:value-type="float">
            <text:p>2669,86360557776</text:p>
          </table:table-cell>
          <table:table-cell office:value-type="float" office:value="961.146947999087" calcext:value-type="float">
            <text:p>961,14694799908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3773.158979575" calcext:value-type="float">
            <text:p>173773,158979575</text:p>
          </table:table-cell>
          <table:table-cell office:value-type="float" office:value="2361.30857524765" calcext:value-type="float">
            <text:p>2361,30857524765</text:p>
          </table:table-cell>
          <table:table-cell office:value-type="float" office:value="721.971570931635" calcext:value-type="float">
            <text:p>721,97157093163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3635.284329579" calcext:value-type="float">
            <text:p>173635,284329579</text:p>
          </table:table-cell>
          <table:table-cell office:value-type="float" office:value="434952.947200766" calcext:value-type="float">
            <text:p>434952,947200766</text:p>
          </table:table-cell>
          <table:table-cell office:value-type="float" office:value="20034.3751466898" calcext:value-type="float">
            <text:p>20034,375146689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034.17344058136" calcext:value-type="float">
            <text:p>4034,17344058136</text:p>
          </table:table-cell>
          <table:table-cell office:value-type="float" office:value="34464.9507968626" calcext:value-type="float">
            <text:p>34464,9507968626</text:p>
          </table:table-cell>
          <table:table-cell office:value-type="float" office:value="6652.35674921446" calcext:value-type="float">
            <text:p>6652,3567492144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3554.169577512" calcext:value-type="float">
            <text:p>173554,169577512</text:p>
          </table:table-cell>
          <table:table-cell office:value-type="float" office:value="1540.5077960261" calcext:value-type="float">
            <text:p>1540,5077960261</text:p>
          </table:table-cell>
          <table:table-cell office:value-type="float" office:value="601.355491504819" calcext:value-type="float">
            <text:p>601,35549150481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8.8440703267235" calcext:value-type="float">
            <text:p>38,8440703267235</text:p>
          </table:table-cell>
          <table:table-cell office:value-type="float" office:value="2768.78023972402" calcext:value-type="float">
            <text:p>2768,78023972402</text:p>
          </table:table-cell>
          <table:table-cell office:value-type="float" office:value="599.225443954233" calcext:value-type="float">
            <text:p>599,22544395423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3590.803780447" calcext:value-type="float">
            <text:p>173590,803780447</text:p>
          </table:table-cell>
          <table:table-cell office:value-type="float" office:value="392.824537325301" calcext:value-type="float">
            <text:p>392,824537325301</text:p>
          </table:table-cell>
          <table:table-cell office:value-type="float" office:value="31901.8960821464" calcext:value-type="float">
            <text:p>31901,896082146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73649.402674628" calcext:value-type="float">
            <text:p>173649,402674628</text:p>
          </table:table-cell>
          <table:table-cell office:value-type="float" office:value="20392.6363559411" calcext:value-type="float">
            <text:p>20392,6363559411</text:p>
          </table:table-cell>
          <table:table-cell office:value-type="float" office:value="21359.384620172" calcext:value-type="float">
            <text:p>21359,38462017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2065.1583463151" calcext:value-type="float">
            <text:p>42065,1583463151</text:p>
          </table:table-cell>
          <table:table-cell office:value-type="float" office:value="1069.17123847983" calcext:value-type="float">
            <text:p>1069,17123847983</text:p>
          </table:table-cell>
          <table:table-cell office:value-type="float" office:value="463.343120193435" calcext:value-type="float">
            <text:p>463,34312019343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500.4634471077" calcext:value-type="float">
            <text:p>10500,4634471077</text:p>
          </table:table-cell>
          <table:table-cell office:value-type="float" office:value="1522.47568549623" calcext:value-type="float">
            <text:p>1522,47568549623</text:p>
          </table:table-cell>
          <table:table-cell office:value-type="float" office:value="639.673855002979" calcext:value-type="float">
            <text:p>639,67385500297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73828.925944491" calcext:value-type="float">
            <text:p>173828,925944491</text:p>
          </table:table-cell>
          <table:table-cell office:value-type="float" office:value="3757.56232837853" calcext:value-type="float">
            <text:p>3757,56232837853</text:p>
          </table:table-cell>
          <table:table-cell office:value-type="float" office:value="8479.02733595378" calcext:value-type="float">
            <text:p>8479,0273359537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3781.238283289" calcext:value-type="float">
            <text:p>173781,238283289</text:p>
          </table:table-cell>
          <table:table-cell office:value-type="float" office:value="5861.55947870927" calcext:value-type="float">
            <text:p>5861,55947870927</text:p>
          </table:table-cell>
          <table:table-cell office:value-type="float" office:value="577.985799931802" calcext:value-type="float">
            <text:p>577,9857999318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rcuit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number simulations</text:p>
          </table:table-cell>
          <table:table-cell office:value-type="string" calcext:value-type="string">
            <text:p>Test circuit 1</text:p>
          </table:table-cell>
          <table:table-cell office:value-type="string" calcext:value-type="string">
            <text:p>Test circuit 2</text:p>
          </table:table-cell>
          <table:table-cell office:value-type="string" calcext:value-type="string">
            <text:p>Test circuit 3</text:p>
          </table:table-cell>
          <table:table-cell/>
          <table:table-cell office:value-type="string" calcext:value-type="string">
            <text:p>Media T1</text:p>
          </table:table-cell>
          <table:table-cell office:value-type="string" calcext:value-type="string">
            <text:p>Media T2</text:p>
          </table:table-cell>
          <table:table-cell office:value-type="string" calcext:value-type="string">
            <text:p>Media T3</text:p>
          </table:table-cell>
          <table:table-cell table:style-name="Default"/>
          <table:table-cell office:value-type="float" office:value="174000" calcext:value-type="float">
            <text:p>174000</text:p>
          </table:table-cell>
          <table:table-cell office:value-type="float" office:value="434000" calcext:value-type="float">
            <text:p>434000</text:p>
          </table:table-cell>
          <table:table-cell office:value-type="float" office:value="684000" calcext:value-type="float">
            <text:p>68400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3839.87945427" calcext:value-type="float">
            <text:p>173839,87945427</text:p>
          </table:table-cell>
          <table:table-cell office:value-type="float" office:value="435137.794586596" calcext:value-type="float">
            <text:p>435137,794586596</text:p>
          </table:table-cell>
          <table:table-cell office:value-type="float" office:value="19669.5472084098" calcext:value-type="float">
            <text:p>19669,5472084098</text:p>
          </table:table-cell>
          <table:table-cell/>
          <table:table-cell table:formula="of:=AVERAGE([.C102:.C131])" office:value-type="float" office:value="88560.8605992372" calcext:value-type="float">
            <text:p>88560,8605992372</text:p>
          </table:table-cell>
          <table:table-cell table:formula="of:=AVERAGE([.D102:.D131])" office:value-type="float" office:value="270530.017167459" calcext:value-type="float">
            <text:p>270530,017167459</text:p>
          </table:table-cell>
          <table:table-cell table:formula="of:=AVERAGE([.E102:.E131])" office:value-type="float" office:value="60375.687955656" calcext:value-type="float">
            <text:p>60375,687955656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80.299088230213" calcext:value-type="float">
            <text:p>980,299088230213</text:p>
          </table:table-cell>
          <table:table-cell office:value-type="float" office:value="435136.36788062" calcext:value-type="float">
            <text:p>435136,36788062</text:p>
          </table:table-cell>
          <table:table-cell office:value-type="float" office:value="6755.87001551142" calcext:value-type="float">
            <text:p>6755,8700155114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548.2156752923" calcext:value-type="float">
            <text:p>25548,2156752923</text:p>
          </table:table-cell>
          <table:table-cell office:value-type="float" office:value="434935.08803122" calcext:value-type="float">
            <text:p>434935,08803122</text:p>
          </table:table-cell>
          <table:table-cell office:value-type="float" office:value="11375.3110538576" calcext:value-type="float">
            <text:p>11375,3110538576</text:p>
          </table:table-cell>
          <table:table-cell/>
          <table:table-cell table:style-name="Default" office:value-type="string" calcext:value-type="string">
            <text:p>Varianza T1</text:p>
          </table:table-cell>
          <table:table-cell table:style-name="Default" office:value-type="string" calcext:value-type="string">
            <text:p>Varianza T2</text:p>
          </table:table-cell>
          <table:table-cell table:style-name="Default" office:value-type="string" calcext:value-type="string">
            <text:p>Varianza T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.6209953064861" calcext:value-type="float">
            <text:p>31,6209953064861</text:p>
          </table:table-cell>
          <table:table-cell office:value-type="float" office:value="434949.593158529" calcext:value-type="float">
            <text:p>434949,593158529</text:p>
          </table:table-cell>
          <table:table-cell office:value-type="float" office:value="7789.9196739099" calcext:value-type="float">
            <text:p>7789,9196739099</text:p>
          </table:table-cell>
          <table:table-cell/>
          <table:table-cell table:formula="of:=STDEV([.C102:.C131])" office:value-type="float" office:value="84449.3402146514" calcext:value-type="float">
            <text:p>84449,3402146514</text:p>
          </table:table-cell>
          <table:table-cell table:formula="of:=STDEV([.D102:.D131])" office:value-type="float" office:value="201576.383280361" calcext:value-type="float">
            <text:p>201576,383280361</text:p>
          </table:table-cell>
          <table:table-cell table:formula="of:=STDEV([.E102:.E131])" office:value-type="float" office:value="170354.085920932" calcext:value-type="float">
            <text:p>170354,08592093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3935.601344334" calcext:value-type="float">
            <text:p>173935,601344334</text:p>
          </table:table-cell>
          <table:table-cell office:value-type="float" office:value="435076.390695979" calcext:value-type="float">
            <text:p>435076,390695979</text:p>
          </table:table-cell>
          <table:table-cell office:value-type="float" office:value="4966.35500045056" calcext:value-type="float">
            <text:p>4966,35500045056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276.0825181246" calcext:value-type="float">
            <text:p>25276,0825181246</text:p>
          </table:table-cell>
          <table:table-cell office:value-type="float" office:value="435233.054731339" calcext:value-type="float">
            <text:p>435233,054731339</text:p>
          </table:table-cell>
          <table:table-cell office:value-type="float" office:value="10100.6655905204" calcext:value-type="float">
            <text:p>10100,6655905204</text:p>
          </table:table-cell>
          <table:table-cell/>
          <table:table-cell table:number-columns-repeated="3" office:value-type="string" calcext:value-type="string">
            <text:p>Porcentaj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.9781996881893" calcext:value-type="float">
            <text:p>40,9781996881893</text:p>
          </table:table-cell>
          <table:table-cell office:value-type="float" office:value="76552.0965662606" calcext:value-type="float">
            <text:p>76552,0965662606</text:p>
          </table:table-cell>
          <table:table-cell office:value-type="float" office:value="1131.93418347112" calcext:value-type="float">
            <text:p>1131,93418347112</text:p>
          </table:table-cell>
          <table:table-cell/>
          <table:table-cell table:formula="of:=[.G102]/[.K101]" office:value-type="float" office:value="0.508970463214007" calcext:value-type="float">
            <text:p>0,508970463214007</text:p>
          </table:table-cell>
          <table:table-cell table:formula="of:=[.H102]/[.L101]" office:value-type="float" office:value="0.623341053381242" calcext:value-type="float">
            <text:p>0,623341053381242</text:p>
          </table:table-cell>
          <table:table-cell table:formula="of:=[.I102]/[.M101]" office:value-type="float" office:value="0.0882685496427719" calcext:value-type="float">
            <text:p>0,08826854964277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29.297850422318" calcext:value-type="float">
            <text:p>929,297850422318</text:p>
          </table:table-cell>
          <table:table-cell office:value-type="float" office:value="2450.4317921278" calcext:value-type="float">
            <text:p>2450,4317921278</text:p>
          </table:table-cell>
          <table:table-cell office:value-type="float" office:value="29512.4659214818" calcext:value-type="float">
            <text:p>29512,46592148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4.890855919524" calcext:value-type="float">
            <text:p>184,890855919524</text:p>
          </table:table-cell>
          <table:table-cell office:value-type="float" office:value="434838.327099442" calcext:value-type="float">
            <text:p>434838,327099442</text:p>
          </table:table-cell>
          <table:table-cell office:value-type="float" office:value="5052.153413461" calcext:value-type="float">
            <text:p>5052,15341346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3738.399913004" calcext:value-type="float">
            <text:p>173738,399913004</text:p>
          </table:table-cell>
          <table:table-cell office:value-type="float" office:value="435039.67454329" calcext:value-type="float">
            <text:p>435039,67454329</text:p>
          </table:table-cell>
          <table:table-cell office:value-type="float" office:value="685058.762755241" calcext:value-type="float">
            <text:p>685058,76275524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3759.616004388" calcext:value-type="float">
            <text:p>173759,616004388</text:p>
          </table:table-cell>
          <table:table-cell office:value-type="float" office:value="175723.380905173" calcext:value-type="float">
            <text:p>175723,380905173</text:p>
          </table:table-cell>
          <table:table-cell office:value-type="float" office:value="43553.1335044416" calcext:value-type="float">
            <text:p>43553,133504441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.9541354369698" calcext:value-type="float">
            <text:p>56,9541354369698</text:p>
          </table:table-cell>
          <table:table-cell office:value-type="float" office:value="8923.66945809653" calcext:value-type="float">
            <text:p>8923,66945809653</text:p>
          </table:table-cell>
          <table:table-cell office:value-type="float" office:value="6522.11878901165" calcext:value-type="float">
            <text:p>6522,1187890116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3645.195032838" calcext:value-type="float">
            <text:p>173645,195032838</text:p>
          </table:table-cell>
          <table:table-cell office:value-type="float" office:value="434988.534124061" calcext:value-type="float">
            <text:p>434988,534124061</text:p>
          </table:table-cell>
          <table:table-cell office:value-type="float" office:value="29721.9610481237" calcext:value-type="float">
            <text:p>29721,961048123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6856.4391417055" calcext:value-type="float">
            <text:p>26856,4391417055</text:p>
          </table:table-cell>
          <table:table-cell office:value-type="float" office:value="435145.786451365" calcext:value-type="float">
            <text:p>435145,786451365</text:p>
          </table:table-cell>
          <table:table-cell office:value-type="float" office:value="5467.81222178331" calcext:value-type="float">
            <text:p>5467,8122217833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8.413099861852" calcext:value-type="float">
            <text:p>148,413099861852</text:p>
          </table:table-cell>
          <table:table-cell office:value-type="float" office:value="435134.195227113" calcext:value-type="float">
            <text:p>435134,195227113</text:p>
          </table:table-cell>
          <table:table-cell office:value-type="float" office:value="6882.59048166991" calcext:value-type="float">
            <text:p>6882,5904816699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3764.050996036" calcext:value-type="float">
            <text:p>173764,050996036</text:p>
          </table:table-cell>
          <table:table-cell office:value-type="float" office:value="434953.97532976" calcext:value-type="float">
            <text:p>434953,97532976</text:p>
          </table:table-cell>
          <table:table-cell office:value-type="float" office:value="32994.5468736751" calcext:value-type="float">
            <text:p>32994,546873675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51.82390144453" calcext:value-type="float">
            <text:p>5051,82390144453</text:p>
          </table:table-cell>
          <table:table-cell office:value-type="float" office:value="17081.1940274833" calcext:value-type="float">
            <text:p>17081,1940274833</text:p>
          </table:table-cell>
          <table:table-cell office:value-type="float" office:value="2203.08262537149" calcext:value-type="float">
            <text:p>2203,0826253714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3833.174319088" calcext:value-type="float">
            <text:p>173833,174319088</text:p>
          </table:table-cell>
          <table:table-cell office:value-type="float" office:value="20785.3594953674" calcext:value-type="float">
            <text:p>20785,3594953674</text:p>
          </table:table-cell>
          <table:table-cell office:value-type="float" office:value="30908.6526810507" calcext:value-type="float">
            <text:p>30908,652681050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3703.46207921" calcext:value-type="float">
            <text:p>173703,46207921</text:p>
          </table:table-cell>
          <table:table-cell office:value-type="float" office:value="434836.978120484" calcext:value-type="float">
            <text:p>434836,978120484</text:p>
          </table:table-cell>
          <table:table-cell office:value-type="float" office:value="30222.8662636684" calcext:value-type="float">
            <text:p>30222,866263668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74204.660189648" calcext:value-type="float">
            <text:p>174204,660189648</text:p>
          </table:table-cell>
          <table:table-cell office:value-type="float" office:value="17205.3642675995" calcext:value-type="float">
            <text:p>17205,3642675995</text:p>
          </table:table-cell>
          <table:table-cell office:value-type="float" office:value="5076.64564728216" calcext:value-type="float">
            <text:p>5076,6456472821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75.97159418517" calcext:value-type="float">
            <text:p>2075,97159418517</text:p>
          </table:table-cell>
          <table:table-cell office:value-type="float" office:value="434871.235471069" calcext:value-type="float">
            <text:p>434871,235471069</text:p>
          </table:table-cell>
          <table:table-cell office:value-type="float" office:value="5763.73610942523" calcext:value-type="float">
            <text:p>5763,7361094252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0814.117667078" calcext:value-type="float">
            <text:p>130814,117667078</text:p>
          </table:table-cell>
          <table:table-cell office:value-type="float" office:value="435296.495758206" calcext:value-type="float">
            <text:p>435296,495758206</text:p>
          </table:table-cell>
          <table:table-cell office:value-type="float" office:value="1365.58722672197" calcext:value-type="float">
            <text:p>1365,5872267219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3789.781223843" calcext:value-type="float">
            <text:p>173789,781223843</text:p>
          </table:table-cell>
          <table:table-cell office:value-type="float" office:value="2661.76682034915" calcext:value-type="float">
            <text:p>2661,76682034915</text:p>
          </table:table-cell>
          <table:table-cell office:value-type="float" office:value="42845.7521283917" calcext:value-type="float">
            <text:p>42845,752128391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3613.70669947" calcext:value-type="float">
            <text:p>173613,70669947</text:p>
          </table:table-cell>
          <table:table-cell office:value-type="float" office:value="435086.432509574" calcext:value-type="float">
            <text:p>435086,432509574</text:p>
          </table:table-cell>
          <table:table-cell office:value-type="float" office:value="7969.10802996011" calcext:value-type="float">
            <text:p>7969,1080299601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382.008413846718" calcext:value-type="float">
            <text:p>382,008413846718</text:p>
          </table:table-cell>
          <table:table-cell office:value-type="float" office:value="8945.87284127943" calcext:value-type="float">
            <text:p>8945,87284127943</text:p>
          </table:table-cell>
          <table:table-cell office:value-type="float" office:value="32179.7064855407" calcext:value-type="float">
            <text:p>32179,706485540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130.23522424716" calcext:value-type="float">
            <text:p>3130,23522424716</text:p>
          </table:table-cell>
          <table:table-cell office:value-type="float" office:value="11041.7877259977" calcext:value-type="float">
            <text:p>11041,7877259977</text:p>
          </table:table-cell>
          <table:table-cell office:value-type="float" office:value="5246.64305820139" calcext:value-type="float">
            <text:p>5246,6430582013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73675.99692787" calcext:value-type="float">
            <text:p>173675,99692787</text:p>
          </table:table-cell>
          <table:table-cell office:value-type="float" office:value="13655.6863932212" calcext:value-type="float">
            <text:p>13655,6863932212</text:p>
          </table:table-cell>
          <table:table-cell office:value-type="float" office:value="684966.94169123" calcext:value-type="float">
            <text:p>684966,9416912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4232.871426023" calcext:value-type="float">
            <text:p>174232,871426023</text:p>
          </table:table-cell>
          <table:table-cell office:value-type="float" office:value="21932.057516979" calcext:value-type="float">
            <text:p>21932,057516979</text:p>
          </table:table-cell>
          <table:table-cell office:value-type="float" office:value="6745.26252787996" calcext:value-type="float">
            <text:p>6745,2625278799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73602.81031858" calcext:value-type="float">
            <text:p>173602,81031858</text:p>
          </table:table-cell>
          <table:table-cell office:value-type="float" office:value="343336.611426659" calcext:value-type="float">
            <text:p>343336,611426659</text:p>
          </table:table-cell>
          <table:table-cell office:value-type="float" office:value="6213.39796377871" calcext:value-type="float">
            <text:p>6213,3979637787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79.26368772477" calcext:value-type="float">
            <text:p>1979,26368772477</text:p>
          </table:table-cell>
          <table:table-cell office:value-type="float" office:value="434945.312068536" calcext:value-type="float">
            <text:p>434945,312068536</text:p>
          </table:table-cell>
          <table:table-cell office:value-type="float" office:value="43008.1084961562" calcext:value-type="float">
            <text:p>43008,1084961562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ircuitos de</text:p>
            <text:p>Entrenamiento</text:p>
          </table:table-cell>
          <table:table-cell office:value-type="string" calcext:value-type="string">
            <text:p>Porcentaje medio</text:p>
            <text:p>de los circuitos de validación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G9]+[.H9]+[.I9])/3" office:value-type="float" office:value="0.0736977062400069" calcext:value-type="float">
            <text:p>0,073697706240007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G42]+[.H42]+[.I42])/3" office:value-type="float" office:value="0.36439310283149" calcext:value-type="float">
            <text:p>0,36439310283149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G75]+[.H75]+[.I75])/3" office:value-type="float" office:value="0.262552749629204" calcext:value-type="float">
            <text:p>0,26255274962920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G108]+[.H108]+[.I108])/3" office:value-type="float" office:value="0.40686002207934" calcext:value-type="float">
            <text:p>0,40686002207934</text:p>
          </table:table-cell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6" table:number-columns-repeated="13" table:default-cell-style-name="Default"/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edia</text:p>
          </table:table-cell>
          <table:table-cell table:number-columns-repeated="7"/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3" office:value-type="string" calcext:value-type="string">
            <text:p>Media</text:p>
          </table:table-cell>
          <table:table-cell table:number-columns-repeated="8"/>
          <table:table-cell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varianza</text:p>
          </table:table-cell>
          <table:table-cell table:number-columns-repeated="8"/>
          <table:table-cell office:value-type="string" calcext:value-type="string">
            <text:p>C7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<text:s/>sumar porcentajes /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3" office:value-type="string" calcext:value-type="string">
            <text:p>Media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string" calcext:value-type="string">
            <text:p>varianza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<text:s/>sumar porcentajes /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3" office:value-type="string" calcext:value-type="string">
            <text:p>Media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string" calcext:value-type="string">
            <text:p>varianza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<text:s/>sumar porcentajes /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3" office:value-type="string" calcext:value-type="string">
            <text:p>Media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string" calcext:value-type="string">
            <text:p>varianza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<text:s/>sumar porcentajes / 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5:30:16.4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5:37:33.231000000</meta:creation-date>
    <dc:date>2019-07-04T19:18:17.793000000</dc:date>
    <meta:editing-duration>PT1H11M23S</meta:editing-duration>
    <meta:editing-cycles>13</meta:editing-cycles>
    <meta:generator>LibreOffice/6.0.2.1$Windows_X86_64 LibreOffice_project/f7f06a8f319e4b62f9bc5095aa112a65d2f3ac89</meta:generator>
    <meta:document-statistic meta:table-count="2" meta:cell-count="769" meta:object-count="0"/>
  </office:meta>
</office:document-meta>
</file>